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A insônia me é novamente companheira,</text:span></text:p>
      <text:p text:style-name="P1"><text:span text:style-name="T1">Desperta-me paixões,</text:span></text:p>
      <text:p text:style-name="P1"><text:span text:style-name="T1">E meu coração anseia,</text:span></text:p>
      <text:p text:style-name="P1"><text:span text:style-name="T1"/></text:p>
      <text:p text:style-name="P1"><text:span text:style-name="T1">Anseia pelo que não conheço,</text:span></text:p>
      <text:p text:style-name="P1"><text:span text:style-name="T1">Me oferece a todo preço,</text:span></text:p>
      <text:p text:style-name="P1"><text:span text:style-name="T1">Aquilo que não mereço, <text:line-break/>nem desejo merecer,</text:span></text:p>
      <text:p text:style-name="P1"><text:span text:style-name="T1">Me faz esquecer, </text:span></text:p>
      <text:p text:style-name="P1"><text:span text:style-name="T1">Sem querer lembrar,</text:span></text:p>
      <text:p text:style-name="P1"><text:span text:style-name="T1">Que é necessário dormir,</text:span></text:p>
      <text:p text:style-name="P1"><text:span text:style-name="T1">Caso se queira despertar,</text:span></text:p>
      <text:p text:style-name="P1"><text:span text:style-name="T1"/></text:p>
      <text:p text:style-name="P1"><text:span text:style-name="T1">E neste sono acordado,</text:span></text:p>
      <text:p text:style-name="P1"><text:span text:style-name="T1">Sinto-me tragado e expurgado,</text:span></text:p>
      <text:p text:style-name="P1"><text:span text:style-name="T1">Pela mesma maldita amiga,</text:span></text:p>
      <text:p text:style-name="P1"><text:span text:style-name="T1">Que se fez de inimiga,</text:span></text:p>
      <text:p text:style-name="P1"><text:span text:style-name="T1">Para afugentar-me de meu antigo abrigo,</text:span></text:p>
      <text:p text:style-name="P1"><text:span text:style-name="T1">Exilando-me da paz,</text:span></text:p>
      <text:p text:style-name="P1"><text:span text:style-name="T1">Apunhalando-me por traz,</text:span></text:p>
      <text:p text:style-name="P1"><text:span text:style-name="T1">Forçando-me a acordar,</text:span></text:p>
      <text:p text:style-name="P1"><text:span text:style-name="T1"/></text:p>
      <text:p text:style-name="P1"><text:span text:style-name="T1">Apenas para que pudesse sentir,<text:line-break/>a natureza surreal deste mundo,</text:span></text:p>
      <text:p text:style-name="P1"><text:span text:style-name="T1">E ante a este sonho absurdo,</text:span></text:p>
      <text:p text:style-name="P1"><text:span text:style-name="T1">Fazer-me esquecer, <text:line-break/>que não durmo.</text:span></text:p>
      <text:p text:style-name="P2"><text:span text:style-name="T2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Achei que iria e voltei</text:span></text:p>
      <text:p text:style-name="P3"><text:span text:style-name="T3">Pensei que te queria, <text:line-break/>mas não pensei;</text:span></text:p>
      <text:p text:style-name="P3"><text:span text:style-name="T3"><text:line-break/>Acho isto errado, <text:line-break/>mas não acho nada,</text:span></text:p>
      <text:p text:style-name="P3"><text:span text:style-name="T3">Nado! <text:line-break/>Contra a correnteza,<text:line-break/>e me acabo;</text:span></text:p>
      <text:p text:style-name="P3"><text:span text:style-name="T3"/></text:p>
      <text:p text:style-name="P3"><text:span text:style-name="T3">Vou para todo lado; <text:line-break/>do lado certo,</text:span></text:p>
      <text:p text:style-name="P3"><text:span text:style-name="T3">Todo lado é errado,</text:span></text:p>
      <text:p text:style-name="P3"><text:span text:style-name="T3">E parece triste, <text:line-break/>mas é gozado,<text:line-break/></text:span></text:p>
      <text:p text:style-name="P3"><text:span text:style-name="T3">Acho engraçado, <text:line-break/>teu sorriso,</text:span></text:p>
      <text:p text:style-name="P3"><text:span text:style-name="T3">Adentro-me em teu olhar, <text:line-break/>acho lindo!<text:line-break/></text:span></text:p>
      <text:p text:style-name="P3"><text:span text:style-name="T3">Hipnotiza, <text:line-break/>que maravilha!</text:span></text:p>
      <text:p text:style-name="P4"><text:span text:style-name="T3">Encontrar-me perdido, <text:line-break/>na certeza desta trilha!</text:span></text:p>
      <text:p text:style-name="P4"><text:span text:style-name="T3"/></text:p>
      <text:p text:style-name="P5"><text:span text:style-name="T4"/></text:p>
      <text:p text:style-name="P5"><text:span text:style-name="T4"/></text:p>
      <text:p text:style-name="P5"><text:span text:style-name="T4"><text:line-break/></text:span><text:span text:style-name="T5">Agora mesmo,<text:line-break/>o futuro se forma,</text:span></text:p>
      <text:p text:style-name="P5"><text:span text:style-name="T5">Formando novamente,<text:line-break/>nossos caminhos,<text:line-break/></text:span></text:p>
      <text:p text:style-name="P5"><text:span text:style-name="T5">E Mostrar-nos,<text:line-break/>que não estamos mais sozinhos,</text:span></text:p>
      <text:p text:style-name="P5"><text:span text:style-name="T5">Para seguirmos tranqüilos,<text:line-break/>neste caminho,<text:line-break/>que ruma ao infinito.</text:span></text:p>
      <text:p text:style-name="P6"><text:span text:style-name="T6"/></text:p>
      <text:p text:style-name="P7"><text:span text:style-name="T6"/></text:p>
      <text:p text:style-name="P7"><text:span text:style-name="T6"/></text:p>
      <text:p text:style-name="P8"><text:span text:style-name="T7"/></text:p>
      <text:p text:style-name="P9"><text:span text:style-name="T8"/></text:p>
      <text:p text:style-name="P9"><text:span text:style-name="T8"/></text:p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